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8a8e3" officeooo:paragraph-rsid="0008a8e3"/>
    </style:style>
    <style:style style:name="P2" style:family="paragraph" style:parent-style-name="Standard">
      <style:text-properties fo:font-weight="bold" officeooo:rsid="0008cc5e" officeooo:paragraph-rsid="0008cc5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c5e" officeooo:paragraph-rsid="0008cc5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c1d7" officeooo:paragraph-rsid="000bc1d7" style:font-weight-asian="bold" style:font-weight-complex="bold"/>
    </style:style>
    <style:style style:name="P5" style:family="paragraph" style:parent-style-name="Standard">
      <style:text-properties fo:font-weight="bold" officeooo:rsid="000d574d" officeooo:paragraph-rsid="000d574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8258" officeooo:paragraph-rsid="000e825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e8258" officeooo:paragraph-rsid="000e825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fo:font-weight="bold" officeooo:rsid="000eab26" officeooo:paragraph-rsid="000eab26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ff" fo:font-weight="normal" style:font-weight-asian="normal" style:font-weight-complex="normal"/>
    </style:style>
    <style:style style:name="T3" style:family="text">
      <style:text-properties fo:color="#009933" fo:font-weight="normal" style:font-weight-asian="normal" style:font-weight-complex="normal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exão de substantivos compostos<text:span text:style-name="T1"> (quem varia, varia, quem não varia, não varia):</text:span></text:p>
      <text:p text:style-name="P5"><text:span text:style-name="T1">Obs.: substantivo, numeral e adjetivo variam.</text:span></text:p>
      <text:p text:style-name="P2"><text:span text:style-name="T1"/></text:p>
      <text:p text:style-name="P3"><text:span text:style-name="T2">substantivo</text:span><text:span text:style-name="T1"> + </text:span><text:span text:style-name="T2">substantivo</text:span><text:span text:style-name="T1"> → </text:span><text:span text:style-name="T2">couves</text:span><text:span text:style-name="T1">-</text:span><text:span text:style-name="T2">flores</text:span></text:p>
      <text:p text:style-name="P3"><text:span text:style-name="T3">numeral</text:span><text:span text:style-name="T1"> + </text:span><text:span text:style-name="T2">substantivo</text:span><text:span text:style-name="T1"> → </text:span><text:span text:style-name="T3">quartas</text:span><text:span text:style-name="T1">-</text:span><text:span text:style-name="T2">feiras</text:span></text:p>
      <text:p text:style-name="P3"><text:span text:style-name="T4">adjetivo</text:span><text:span text:style-name="T1"> + </text:span><text:span text:style-name="T2">substantivo</text:span><text:span text:style-name="T1"> → </text:span><text:span text:style-name="T4">baixos</text:span><text:span text:style-name="T1">-</text:span><text:span text:style-name="T2">relevos</text:span></text:p>
      <text:p text:style-name="P3"><text:span text:style-name="T1"/></text:p>
      <text:p text:style-name="P3"><text:span text:style-name="T1">verbo + </text:span><text:span text:style-name="T2">substantivo</text:span><text:span text:style-name="T1"> → beija-</text:span><text:span text:style-name="T2">flores</text:span></text:p>
      <text:p text:style-name="P3"><text:span text:style-name="T1">advérbio + </text:span><text:span text:style-name="T4">adjetivo</text:span><text:span text:style-name="T1"> → alto-</text:span><text:span text:style-name="T4">falantes</text:span></text:p>
      <text:p text:style-name="P3"><text:span text:style-name="T1">interjeição + </text:span><text:span text:style-name="T2">substantivo</text:span><text:span text:style-name="T1"> → ave-</text:span><text:span text:style-name="T2">marias</text:span></text:p>
      <text:p text:style-name="P3"><text:span text:style-name="T1"/></text:p>
      <text:p text:style-name="P4"><text:span text:style-name="T1">Se na composição de dois </text:span><text:span text:style-name="T2">substantivos</text:span><text:span text:style-name="T1">, o segundo for </text:span>delimitador<text:span text:style-name="T1"> do primeiro por uma relação de tipo, semelhança ou finalidade, </text:span>ambos podem variar<text:span text:style-name="T1">. Em prova, é mais comum que o segundo </text:span>não<text:span text:style-name="T1"> varie. Ex.: públicos-alvo(s), pombos-correio(s), homens-bomba(s).</text:span></text:p>
      <text:p text:style-name="P4"><text:span text:style-name="T1"/></text:p>
      <text:p text:style-name="P6"><text:span text:style-name="T2">substantivo</text:span><text:span text:style-name="T1"> + preposição + </text:span><text:span text:style-name="T2">substantivo</text:span><text:span text:style-name="T1"> → pés de moleque</text:span></text:p>
      <text:p text:style-name="P8"><text:span text:style-name="T1">só o primeiro substantivo varia!</text:span></text:p>
      <text:p text:style-name="P8"><text:span text:style-name="T1"/></text:p>
      <text:p text:style-name="P9">Flexão dos adjetivos compostos<text:span text:style-name="T1">:</text:span></text:p>
      <text:p text:style-name="P10"><text:span text:style-name="T1">Regra geral → apenas segundo termo flexiona-se → político-</text:span>institucionais</text:p>
      <text:p text:style-name="P10"><text:span text:style-name="T1">Se houver substantivo → nenhum varia → cores amarelo-limão</text:span></text:p>
      <text:p text:style-name="P10"><text:span text:style-name="T1"/></text:p>
      <text:p text:style-name="P9">Valor dos adjetivos<text:span text:style-name="T1">:</text:span></text:p>
      <text:p text:style-name="P11"/>
      <text:p text:style-name="P11">Valor <text:span text:style-name="T5">objetivo (relacional)</text:span> → não depende de interpretação → carro preto → <text:span text:style-name="T5">não</text:span> podem variar de posição, em regra, vindo <text:span text:style-name="T5">após</text:span> o substantivo.</text:p>
      <text:p text:style-name="P11"/>
      <text:p text:style-name="P11">Valor <text:span text:style-name="T5">subjetivo (opinativo)</text:span> → depende de interpretação → carro bonito.</text:p>
      <text:p text:style-name="P6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a8e3" officeooo:paragraph-rsid="0008a8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Morfologia, emprego das classes (substantivo, adjetivo, advérbio, numeral, artigo, preposições, pronome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55:25.705676910</meta:creation-date>
    <dc:date>2018-03-13T13:06:22.298905575</dc:date>
    <meta:editing-duration>PT1H10M57S</meta:editing-duration>
    <meta:editing-cycles>8</meta:editing-cycles>
    <meta:generator>LibreOffice/5.2.7.2$Linux_X86_64 LibreOffice_project/20m0$Build-2</meta:generator>
    <meta:document-statistic meta:table-count="0" meta:image-count="0" meta:object-count="0" meta:page-count="1" meta:paragraph-count="18" meta:word-count="170" meta:character-count="1196" meta:non-whitespace-character-count="1043"/>
  </office:meta>
</office:document-meta>
</file>